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ICOLA GANADERA SANTA INE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6330619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07883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IOSES ORREGO, MARIA FLORENC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220814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07883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633061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1/2021</text:p>
          </table:table-cell>
          <table:table-cell table:style-name="Tabla2.A3" office:value-type="string">
            <text:p text:style-name="P22">791250</text:p>
          </table:table-cell>
          <table:table-cell table:style-name="Tabla2.D3" office:value-type="string">
            <text:p text:style-name="P23">4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4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1:59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